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CR OSD Mono" svg:font-family="'VCR OSD Mono'" style:font-pitch="fixed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2243in" style:rel-column-width="3209*"/>
    </style:style>
    <style:style style:name="Table1.B" style:family="table-column">
      <style:table-column-properties style:column-width="4.7007in" style:rel-column-width="6781*"/>
    </style:style>
    <style:style style:name="Table1.1" style:family="table-row">
      <style:table-row-properties style:min-row-height="0.2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2931in"/>
    </style:style>
    <style:style style:name="P1" style:family="paragraph" style:parent-style-name="Standard">
      <style:text-properties style:font-name="VCR OSD Mono" fo:font-size="13pt" officeooo:rsid="0001af5c" officeooo:paragraph-rsid="0001af5c" style:font-size-asian="13pt" style:font-size-complex="13pt"/>
    </style:style>
    <style:style style:name="P2" style:family="paragraph" style:parent-style-name="Standard">
      <style:text-properties style:font-name="VCR OSD Mono" fo:font-size="13pt" officeooo:rsid="000384b1" officeooo:paragraph-rsid="000384b1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VCR OSD Mono" fo:font-size="13pt" officeooo:rsid="000384b1" officeooo:paragraph-rsid="000384b1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style:font-name="VCR OSD Mono" fo:font-size="13pt" officeooo:rsid="0006450b" officeooo:paragraph-rsid="0006450b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VCR OSD Mono" fo:font-size="13pt" officeooo:rsid="000384b1" officeooo:paragraph-rsid="000384b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VCR OSD Mono" fo:font-size="13pt" officeooo:rsid="000535b8" officeooo:paragraph-rsid="000535b8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VCR OSD Mono" fo:font-size="13pt" officeooo:rsid="000535b8" officeooo:paragraph-rsid="000535b8" style:font-size-asian="13pt" style:font-size-complex="13pt"/>
    </style:style>
    <style:style style:name="T1" style:family="text">
      <style:text-properties officeooo:rsid="00087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<text:line-break/></text:p>
      <text:p text:style-name="P2">SceneManager<text:line-break/><text:line-break/>Scene Manager – bu asosiy dastur qismi bo`lib dastur ishga tushganda chaqiiluvchi obyekt bo`ladi. Agar SceneManager bo`sh bo`ladigan bo`lsa, dastur SceneManager uchun scene korsatishni so`rashi lozim. <text:line-break/>SceneManager bir qancha funksiyalarga ega bo`ladi: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ew</text:p>
          </table:table-cell>
          <table:table-cell table:style-name="Table1.B1" office:value-type="string">
            <text:p text:style-name="P4">Yangi Saxna uchun fayl yasaydi</text:p>
          </table:table-cell>
        </table:table-row>
        <table:table-row>
          <table:table-cell table:style-name="Table1.A2" office:value-type="string">
            <text:p text:style-name="P5">Save</text:p>
          </table:table-cell>
          <table:table-cell table:style-name="Table1.B2" office:value-type="string">
            <text:p text:style-name="P5">Json faylga o`zgartirishlarni saqlaydi</text:p>
          </table:table-cell>
        </table:table-row>
        <table:table-row table:style-name="Table1.3">
          <table:table-cell table:style-name="Table1.A2" office:value-type="string">
            <text:p text:style-name="P5">Load</text:p>
          </table:table-cell>
          <table:table-cell table:style-name="Table1.B2" office:value-type="string">
            <text:p text:style-name="P5">Json fayldan saxnani yuklaydi</text:p>
          </table:table-cell>
        </table:table-row>
      </table:table>
      <text:p text:style-name="P6"/>
      <text:p text:style-name="P7">Json File Structure<text:line-break/><text:line-break/>SceneName</text:p>
      <text:p text:style-name="P7"/>
      <text:p text:style-name="P7">Program version<text:span text:style-name="T1">h</text:span></text:p>
      <text:p text:style-name="P7"/>
      <text:p text:style-name="P7">entity list</text:p>
      <text:p text:style-name="P7"/>
      <text:p text:style-name="P7">per entity components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CR OSD Mono" svg:font-family="'VCR OSD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18:03:12.753819358</meta:creation-date>
    <dc:date>2026-01-24T19:14:58.876041518</dc:date>
    <meta:editing-duration>PT49M57S</meta:editing-duration>
    <meta:editing-cycles>5</meta:editing-cycles>
    <meta:generator>LibreOffice/25.8.3.2$Linux_X86_64 LibreOffice_project/580$Build-2</meta:generator>
    <meta:document-statistic meta:table-count="1" meta:image-count="0" meta:object-count="0" meta:page-count="1" meta:paragraph-count="12" meta:word-count="60" meta:character-count="456" meta:non-whitespace-character-count="403"/>
  </office:meta>
</office:document-meta>
</file>